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foCommand.doExecute( RepositoryAdmin adm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nfoCommand.printResource( PrintWriter out , Resource resour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